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/>
          <table:table-cell office:value-type="string">
            <text:p>values-zh-rMO</text:p>
          </table:table-cell>
          <table:table-cell office:value-type="string">
            <text:p>values-zh-rTW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2]" office:value-type="float" office:value="0">
            <text:p>0</text:p>
          </table:table-cell>
          <table:table-cell table:formula="of:=[.$D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/>
          <table:table-cell table:formula="of:=[.$D3]" office:value-type="string" office:string-value="隨機RGB即時桌布">
            <text:p>隨機RGB即時桌布</text:p>
          </table:table-cell>
          <table:table-cell table:formula="of:=[.$D3]" office:value-type="string" office:string-value="隨機RGB即時桌布">
            <text:p>隨機RGB即時桌布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/>
          <table:table-cell table:formula="of:=[.$D4]" office:value-type="string" office:string-value="隨機RGB">
            <text:p>隨機RGB</text:p>
          </table:table-cell>
          <table:table-cell table:formula="of:=[.$D4]" office:value-type="string" office:string-value="隨機RGB">
            <text:p>隨機RGB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/>
          <table:table-cell table:formula="of:=[.$D5]" office:value-type="string" office:string-value="隨機的雪花畫面">
            <text:p>隨機的雪花畫面</text:p>
          </table:table-cell>
          <table:table-cell table:formula="of:=[.$D5]" office:value-type="string" office:string-value="隨機的雪花畫面">
            <text:p>隨機的雪花畫面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6]" office:value-type="float" office:value="0">
            <text:p>0</text:p>
          </table:table-cell>
          <table:table-cell table:formula="of:=[.$D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/>
          <table:table-cell table:formula="of:=[.$D7]" office:value-type="string" office:string-value="設定">
            <text:p>設定</text:p>
          </table:table-cell>
          <table:table-cell table:formula="of:=[.$D7]" office:value-type="string" office:string-value="設定">
            <text:p>設定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/>
          <table:table-cell table:formula="of:=[.$D8]" office:value-type="string" office:string-value="刷新時間">
            <text:p>刷新時間</text:p>
          </table:table-cell>
          <table:table-cell table:formula="of:=[.$D8]" office:value-type="string" office:string-value="刷新時間">
            <text:p>刷新時間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/>
          <table:table-cell table:formula="of:=[.$D9]" office:value-type="string" office:string-value="%1$dms">
            <text:p>%1$dms</text:p>
          </table:table-cell>
          <table:table-cell table:formula="of:=[.$D9]" office:value-type="string" office:string-value="%1$dms">
            <text:p>%1$dm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/>
          <table:table-cell table:formula="of:=[.$D10]" office:value-type="string" office:string-value="刷新時間(ms)">
            <text:p>刷新時間(ms)</text:p>
          </table:table-cell>
          <table:table-cell table:formula="of:=[.$D10]" office:value-type="string" office:string-value="刷新時間(ms)">
            <text:p>刷新時間(ms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/>
          <table:table-cell table:formula="of:=[.$D11]" office:value-type="string" office:string-value="請輸入數字">
            <text:p>請輸入數字</text:p>
          </table:table-cell>
          <table:table-cell table:formula="of:=[.$D11]" office:value-type="string" office:string-value="請輸入數字">
            <text:p>請輸入數字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/>
          <table:table-cell table:formula="of:=[.$D12]" office:value-type="string" office:string-value="輸入錯誤">
            <text:p>輸入錯誤</text:p>
          </table:table-cell>
          <table:table-cell table:formula="of:=[.$D12]" office:value-type="string" office:string-value="輸入錯誤">
            <text:p>輸入錯誤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/>
          <table:table-cell table:formula="of:=[.$D13]" office:value-type="string" office:string-value="必須大於%1$d">
            <text:p>必須大於%1$d</text:p>
          </table:table-cell>
          <table:table-cell table:formula="of:=[.$D13]" office:value-type="string" office:string-value="必須大於%1$d">
            <text:p>必須大於%1$d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14]" office:value-type="string" office:string-value="水無灯里">
            <text:p>水無灯里</text:p>
          </table:table-cell>
          <table:table-cell table:style-name="ce3" table:formula="of:=[.$C14]" office:value-type="string" office:string-value="水無灯里">
            <text:p>水無灯里</text:p>
          </table:table-cell>
          <table:table-cell/>
          <table:table-cell table:formula="of:=[.$D14]" office:value-type="string" office:string-value="水無灯里">
            <text:p>水無灯里</text:p>
          </table:table-cell>
          <table:table-cell table:formula="of:=[.$D14]" office:value-type="string" office:string-value="水無灯里">
            <text:p>水無灯里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/>
          <table:table-cell table:formula="of:=[.$D15]" office:value-type="string" office:string-value="限制已解除">
            <text:p>限制已解除</text:p>
          </table:table-cell>
          <table:table-cell table:formula="of:=[.$D15]" office:value-type="string" office:string-value="限制已解除">
            <text:p>限制已解除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16]" office:value-type="float" office:value="0">
            <text:p>0</text:p>
          </table:table-cell>
          <table:table-cell table:formula="of:=[.$D1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17]" office:value-type="float" office:value="0">
            <text:p>0</text:p>
          </table:table-cell>
          <table:table-cell table:formula="of:=[.$D1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/>
          <table:table-cell table:formula="of:=[.$D18]" office:value-type="string" office:string-value="顏色">
            <text:p>顏色</text:p>
          </table:table-cell>
          <table:table-cell table:formula="of:=[.$D18]" office:value-type="string" office:string-value="顏色">
            <text:p>顏色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/>
          <table:table-cell table:formula="of:=[.$D19]" office:value-type="string" office:string-value="#%108X">
            <text:p>#%108X</text:p>
          </table:table-cell>
          <table:table-cell table:formula="of:=[.$D19]" office:value-type="string" office:string-value="#%108X">
            <text:p>#%108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/>
          <table:table-cell table:formula="of:=[.$D20]" office:value-type="string" office:string-value="Random too \(^o^)/">
            <text:p>Random too \(^o^)/</text:p>
          </table:table-cell>
          <table:table-cell table:formula="of:=[.$D20]" office:value-type="string" office:string-value="Random too \(^o^)/">
            <text:p>Random too \(^o^)/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/>
          <table:table-cell table:formula="of:=[.$D21]" office:value-type="string" office:string-value="顏色(AARRGGBB)">
            <text:p>顏色(AARRGGBB)</text:p>
          </table:table-cell>
          <table:table-cell table:formula="of:=[.$D21]" office:value-type="string" office:string-value="顏色(AARRGGBB)">
            <text:p>顏色(AARRGGBB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/>
          <table:table-cell table:formula="of:=[.$D22]" office:value-type="string" office:string-value="請輸入AARRGGBB格式">
            <text:p>請輸入AARRGGBB格式</text:p>
          </table:table-cell>
          <table:table-cell table:formula="of:=[.$D22]" office:value-type="string" office:string-value="請輸入AARRGGBB格式">
            <text:p>請輸入AARRGGBB格式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3]" office:value-type="string" office:string-value="水無灯里">
            <text:p>水無灯里</text:p>
          </table:table-cell>
          <table:table-cell table:style-name="ce3" table:formula="of:=[.$C23]" office:value-type="string" office:string-value="水無灯里">
            <text:p>水無灯里</text:p>
          </table:table-cell>
          <table:table-cell/>
          <table:table-cell table:formula="of:=[.$D23]" office:value-type="string" office:string-value="水無灯里">
            <text:p>水無灯里</text:p>
          </table:table-cell>
          <table:table-cell table:formula="of:=[.$D23]" office:value-type="string" office:string-value="水無灯里">
            <text:p>水無灯里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 table:number-columns-repeated="2"/>
          <table:table-cell table:style-name="ce4"/>
          <table:table-cell table:style-name="ce4"/>
          <table:table-cell/>
          <table:table-cell table:formula="of:=[.$D24]" office:value-type="float" office:value="0">
            <text:p>0</text:p>
          </table:table-cell>
          <table:table-cell table:formula="of:=[.$D2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25]" office:value-type="float" office:value="0">
            <text:p>0</text:p>
          </table:table-cell>
          <table:table-cell table:formula="of:=[.$D2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26]" office:value-type="float" office:value="0">
            <text:p>0</text:p>
          </table:table-cell>
          <table:table-cell table:formula="of:=[.$D2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/>
          <table:table-cell table:style-name="ce4"/>
          <table:table-cell/>
          <table:table-cell table:formula="of:=[.$D27]" office:value-type="float" office:value="0">
            <text:p>0</text:p>
          </table:table-cell>
          <table:table-cell table:formula="of:=[.$D2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28]" office:value-type="float" office:value="0">
            <text:p>0</text:p>
          </table:table-cell>
          <table:table-cell table:formula="of:=[.$D2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title</text:p>
          </table:table-cell>
          <table:table-cell/>
          <table:table-cell table:formula="of:=&quot;About &quot;&amp;[.C$4]" office:value-type="string" office:string-value="About Random RGB">
            <text:p>About Random RGB</text:p>
          </table:table-cell>
          <table:table-cell table:formula="of:=&quot;關於&quot;&amp;[.D$4]" office:value-type="string" office:string-value="關於隨機RGB">
            <text:p>關於隨機RGB</text:p>
          </table:table-cell>
          <table:table-cell table:formula="of:=&quot;關於&quot;&amp;[.E$4]" office:value-type="string" office:string-value="關於随机RGB">
            <text:p>關於随机RGB</text:p>
          </table:table-cell>
          <table:table-cell/>
          <table:table-cell table:formula="of:=[.$D29]" office:value-type="string" office:string-value="關於隨機RGB">
            <text:p>關於隨機RGB</text:p>
          </table:table-cell>
          <table:table-cell table:formula="of:=[.$D29]" office:value-type="string" office:string-value="關於隨機RGB">
            <text:p>關於隨機RGB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/>
          <table:table-cell table:formula="of:=[.$D30]" office:value-type="string" office:string-value="應用程式版本">
            <text:p>應用程式版本</text:p>
          </table:table-cell>
          <table:table-cell table:formula="of:=[.$D30]" office:value-type="string" office:string-value="應用程式版本">
            <text:p>應用程式版本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/>
          <table:table-cell table:formula="of:=[.$D31]" office:value-type="string" office:string-value="librandompixel.so版本">
            <text:p>librandompixel.so版本</text:p>
          </table:table-cell>
          <table:table-cell table:formula="of:=[.$D31]" office:value-type="string" office:string-value="librandompixel.so版本">
            <text:p>librandompixel.so版本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/>
          <table:table-cell table:formula="of:=[.$D32]" office:value-type="string" office:string-value="本地化版本">
            <text:p>本地化版本</text:p>
          </table:table-cell>
          <table:table-cell table:formula="of:=[.$D32]" office:value-type="string" office:string-value="本地化版本">
            <text:p>本地化版本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3]" office:value-type="float" office:value="0">
            <text:p>0</text:p>
          </table:table-cell>
          <table:table-cell table:formula="of:=[.$D3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4]" office:value-type="float" office:value="0">
            <text:p>0</text:p>
          </table:table-cell>
          <table:table-cell table:formula="of:=[.$D3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5]" office:value-type="float" office:value="0">
            <text:p>0</text:p>
          </table:table-cell>
          <table:table-cell table:formula="of:=[.$D3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6]" office:value-type="float" office:value="0">
            <text:p>0</text:p>
          </table:table-cell>
          <table:table-cell table:formula="of:=[.$D3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/>
          <table:table-cell table:formula="of:=[.$D37]" office:value-type="string" office:string-value="開發人員">
            <text:p>開發人員</text:p>
          </table:table-cell>
          <table:table-cell table:formula="of:=[.$D37]" office:value-type="string" office:string-value="開發人員">
            <text:p>開發人員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/>
          <table:table-cell table:formula="of:=[.$D38]" office:value-type="string" office:string-value="栗子捌貳">
            <text:p>栗子捌貳</text:p>
          </table:table-cell>
          <table:table-cell table:formula="of:=[.$D38]" office:value-type="string" office:string-value="栗子捌貳">
            <text:p>栗子捌貳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39]" office:value-type="float" office:value="0">
            <text:p>0</text:p>
          </table:table-cell>
          <table:table-cell table:formula="of:=[.$D3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40]" office:value-type="float" office:value="0">
            <text:p>0</text:p>
          </table:table-cell>
          <table:table-cell table:formula="of:=[.$D40]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reference_about_appwebpage_title</text:p>
          </table:table-cell>
          <table:table-cell/>
          <table:table-cell table:formula="of:=[.C$4]&amp;&quot; web page&quot;" office:value-type="string" office:string-value="Random RGB web page">
            <text:p>Random RGB web page</text:p>
          </table:table-cell>
          <table:table-cell table:formula="of:=[.D$4]&amp;&quot;的網頁&quot;" office:value-type="string" office:string-value="隨機RGB的網頁">
            <text:p>隨機RGB的網頁</text:p>
          </table:table-cell>
          <table:table-cell table:formula="of:=[.E$4]&amp;&quot;的網頁&quot;" office:value-type="string" office:string-value="随机RGB的網頁">
            <text:p>随机RGB的網頁</text:p>
          </table:table-cell>
          <table:table-cell/>
          <table:table-cell table:formula="of:=[.$D41]" office:value-type="string" office:string-value="隨機RGB的網頁">
            <text:p>隨機RGB的網頁</text:p>
          </table:table-cell>
          <table:table-cell table:formula="of:=[.$D41]" office:value-type="string" office:string-value="隨機RGB的網頁">
            <text:p>隨機RGB的網頁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reference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2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2]" office:value-type="string" office:string-value="http://wiki.github.com/luzi82/Random-pixel-Live-wallpaper/">
            <text:p>http://wiki.github.com/luzi82/Random-pixel-Live-wallpaper/</text:p>
          </table:table-cell>
          <table:table-cell/>
          <table:table-cell table:formula="of:=[.$D42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D42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/>
          <table:table-cell table:style-name="Default" table:number-columns-repeated="2"/>
          <table:table-cell table:formula="of:=[.$D43]" office:value-type="float" office:value="0">
            <text:p>0</text:p>
          </table:table-cell>
          <table:table-cell table:formula="of:=[.$D43]" office:value-type="float" office:value="0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preference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/>
          <table:table-cell table:formula="of:=[.$D44]" office:value-type="string" office:string-value="檢視更多應用程式">
            <text:p>檢視更多應用程式</text:p>
          </table:table-cell>
          <table:table-cell table:formula="of:=[.$D44]" office:value-type="string" office:string-value="檢視更多應用程式">
            <text:p>檢視更多應用程式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style-name="Default" table:number-columns-repeated="2"/>
          <table:table-cell table:style-name="Default"/>
          <table:table-cell table:style-name="Default" table:number-columns-repeated="2"/>
          <table:table-cell table:formula="of:=[.$D45]" office:value-type="float" office:value="0">
            <text:p>0</text:p>
          </table:table-cell>
          <table:table-cell table:formula="of:=[.$D45]" office:value-type="float" office:value="0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46]" office:value-type="float" office:value="0">
            <text:p>0</text:p>
          </table:table-cell>
          <table:table-cell table:formula="of:=[.$D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about_email_title</text:p>
          </table:table-cell>
          <table:table-cell/>
          <table:table-cell office:value-type="string">
            <text:p><text:a xlink:href="mailto:luzi82@gmail.com">luzi82@gmail.com</text:a></text:p>
          </table:table-cell>
          <table:table-cell table:formula="of:=[.$C47]" office:value-type="string" office:string-value="luzi82@gmail.com">
            <text:p>luzi82@gmail.com</text:p>
          </table:table-cell>
          <table:table-cell table:formula="of:=[.$C47]" office:value-type="string" office:string-value="luzi82@gmail.com">
            <text:p>luzi82@gmail.com</text:p>
          </table:table-cell>
          <table:table-cell/>
          <table:table-cell table:formula="of:=[.$D47]" office:value-type="string" office:string-value="luzi82@gmail.com">
            <text:p>luzi82@gmail.com</text:p>
          </table:table-cell>
          <table:table-cell table:formula="of:=[.$D47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preference_about_email_subtitle</text:p>
          </table:table-cell>
          <table:table-cell/>
          <table:table-cell office:value-type="string">
            <text:p>Comments or chatting</text:p>
          </table:table-cell>
          <table:table-cell office:value-type="string">
            <text:p>意見或閒聊</text:p>
          </table:table-cell>
          <table:table-cell office:value-type="string">
            <text:p>意见或闲聊</text:p>
          </table:table-cell>
          <table:table-cell/>
          <table:table-cell table:formula="of:=[.$D48]" office:value-type="string" office:string-value="意見或閒聊">
            <text:p>意見或閒聊</text:p>
          </table:table-cell>
          <table:table-cell table:formula="of:=[.$D48]" office:value-type="string" office:string-value="意見或閒聊">
            <text:p>意見或閒聊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49]" office:value-type="float" office:value="0">
            <text:p>0</text:p>
          </table:table-cell>
          <table:table-cell table:formula="of:=[.$D4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about_share_title</text:p>
          </table:table-cell>
          <table:table-cell/>
          <table:table-cell office:value-type="string">
            <text:p>Share this app</text:p>
          </table:table-cell>
          <table:table-cell office:value-type="string">
            <text:p>分享此程式</text:p>
          </table:table-cell>
          <table:table-cell office:value-type="string">
            <text:p>分享此程序</text:p>
          </table:table-cell>
          <table:table-cell/>
          <table:table-cell table:formula="of:=[.$D50]" office:value-type="string" office:string-value="分享此程式">
            <text:p>分享此程式</text:p>
          </table:table-cell>
          <table:table-cell table:formula="of:=[.$D50]" office:value-type="string" office:string-value="分享此程式">
            <text:p>分享此程式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1]" office:value-type="float" office:value="0">
            <text:p>0</text:p>
          </table:table-cell>
          <table:table-cell table:formula="of:=[.$D5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about_translate_title</text:p>
          </table:table-cell>
          <table:table-cell/>
          <table:table-cell office:value-type="string">
            <text:p>Translate this app</text:p>
          </table:table-cell>
          <table:table-cell office:value-type="string">
            <text:p>翻譯此程式</text:p>
          </table:table-cell>
          <table:table-cell office:value-type="string">
            <text:p>翻译此程序</text:p>
          </table:table-cell>
          <table:table-cell/>
          <table:table-cell table:formula="of:=[.$D52]" office:value-type="string" office:string-value="翻譯此程式">
            <text:p>翻譯此程式</text:p>
          </table:table-cell>
          <table:table-cell table:formula="of:=[.$D52]" office:value-type="string" office:string-value="翻譯此程式">
            <text:p>翻譯此程式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3]" office:value-type="float" office:value="0">
            <text:p>0</text:p>
          </table:table-cell>
          <table:table-cell table:formula="of:=[.$D5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xlsg_title</text:p>
          </table:table-cell>
          <table:table-cell/>
          <table:table-cell office:value-type="string">
            <text:p>Xiao lu si ge</text:p>
          </table:table-cell>
          <table:table-cell office:value-type="string">
            <text:p>小綠四格</text:p>
          </table:table-cell>
          <table:table-cell office:value-type="string">
            <text:p>小绿四格</text:p>
          </table:table-cell>
          <table:table-cell/>
          <table:table-cell table:formula="of:=[.$D54]" office:value-type="string" office:string-value="小綠四格">
            <text:p>小綠四格</text:p>
          </table:table-cell>
          <table:table-cell table:formula="of:=[.$D54]" office:value-type="string" office:string-value="小綠四格">
            <text:p>小綠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xlsg_subtitle</text:p>
          </table:table-cell>
          <table:table-cell/>
          <table:table-cell office:value-type="string">
            <text:p>Comics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/>
          <table:table-cell table:formula="of:=[.$D55]" office:value-type="string" office:string-value="諷刺中國網絡審查的四格漫畫">
            <text:p>諷刺中國網絡審查的四格漫畫</text:p>
          </table:table-cell>
          <table:table-cell table:formula="of:=[.$D55]" office:value-type="string" office:string-value="諷刺中國網絡審查的四格漫畫">
            <text:p>諷刺中國網絡審查的四格漫畫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6]" office:value-type="string" office:string-value="http://www.luzi82.com/~luzi82/xlsg/">
            <text:p>http://www.luzi82.com/~luzi82/xlsg/</text:p>
          </table:table-cell>
          <table:table-cell table:formula="of:=[.$C56]" office:value-type="string" office:string-value="http://www.luzi82.com/~luzi82/xlsg/">
            <text:p>http://www.luzi82.com/~luzi82/xlsg/</text:p>
          </table:table-cell>
          <table:table-cell/>
          <table:table-cell table:formula="of:=[.$D56]" office:value-type="string" office:string-value="http://www.luzi82.com/~luzi82/xlsg/">
            <text:p>http://www.luzi82.com/~luzi82/xlsg/</text:p>
          </table:table-cell>
          <table:table-cell table:formula="of:=[.$D56]" office:value-type="string" office:string-value="http://www.luzi82.com/~luzi82/xlsg/">
            <text:p>http://www.luzi82.com/~luzi82/xlsg/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7]" office:value-type="float" office:value="0">
            <text:p>0</text:p>
          </table:table-cell>
          <table:table-cell table:formula="of:=[.$D5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8]" office:value-type="float" office:value="0">
            <text:p>0</text:p>
          </table:table-cell>
          <table:table-cell table:formula="of:=[.$D5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9]" office:value-type="float" office:value="0">
            <text:p>0</text:p>
          </table:table-cell>
          <table:table-cell table:formula="of:=[.$D5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0]" office:value-type="float" office:value="0">
            <text:p>0</text:p>
          </table:table-cell>
          <table:table-cell table:formula="of:=[.$D6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1]" office:value-type="float" office:value="0">
            <text:p>0</text:p>
          </table:table-cell>
          <table:table-cell table:formula="of:=[.$D6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2]" office:value-type="float" office:value="0">
            <text:p>0</text:p>
          </table:table-cell>
          <table:table-cell table:formula="of:=[.$D6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3]" office:value-type="float" office:value="0">
            <text:p>0</text:p>
          </table:table-cell>
          <table:table-cell table:formula="of:=[.$D6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4]" office:value-type="float" office:value="0">
            <text:p>0</text:p>
          </table:table-cell>
          <table:table-cell table:formula="of:=[.$D6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5]" office:value-type="float" office:value="0">
            <text:p>0</text:p>
          </table:table-cell>
          <table:table-cell table:formula="of:=[.$D6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6]" office:value-type="float" office:value="0">
            <text:p>0</text:p>
          </table:table-cell>
          <table:table-cell table:formula="of:=[.$D6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7]" office:value-type="float" office:value="0">
            <text:p>0</text:p>
          </table:table-cell>
          <table:table-cell table:formula="of:=[.$D6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8]" office:value-type="float" office:value="0">
            <text:p>0</text:p>
          </table:table-cell>
          <table:table-cell table:formula="of:=[.$D6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9]" office:value-type="float" office:value="0">
            <text:p>0</text:p>
          </table:table-cell>
          <table:table-cell table:formula="of:=[.$D6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0]" office:value-type="float" office:value="0">
            <text:p>0</text:p>
          </table:table-cell>
          <table:table-cell table:formula="of:=[.$D7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1]" office:value-type="float" office:value="0">
            <text:p>0</text:p>
          </table:table-cell>
          <table:table-cell table:formula="of:=[.$D7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2]" office:value-type="float" office:value="0">
            <text:p>0</text:p>
          </table:table-cell>
          <table:table-cell table:formula="of:=[.$D7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3]" office:value-type="float" office:value="0">
            <text:p>0</text:p>
          </table:table-cell>
          <table:table-cell table:formula="of:=[.$D7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4]" office:value-type="float" office:value="0">
            <text:p>0</text:p>
          </table:table-cell>
          <table:table-cell table:formula="of:=[.$D7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5]" office:value-type="float" office:value="0">
            <text:p>0</text:p>
          </table:table-cell>
          <table:table-cell table:formula="of:=[.$D7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6]" office:value-type="float" office:value="0">
            <text:p>0</text:p>
          </table:table-cell>
          <table:table-cell table:formula="of:=[.$D7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7]" office:value-type="float" office:value="0">
            <text:p>0</text:p>
          </table:table-cell>
          <table:table-cell table:formula="of:=[.$D77]" office:value-type="float" office:value="0">
            <text:p>0</text:p>
          </table:table-cell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23:08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3-26T23:08:29</dc:date>
    <meta:editing-duration>PT05H12M05S</meta:editing-duration>
    <meta:editing-cycles>48</meta:editing-cycles>
    <meta:generator>OpenOffice.org/3.1$Unix OpenOffice.org_project/310m19$Build-9420</meta:generator>
    <dc:creator>luzi82 </dc:creator>
    <meta:document-statistic meta:table-count="3" meta:cell-count="336" meta:object-count="0"/>
  </office:meta>
</office:document-meta>
</file>